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rsid="000e662d" officeooo:paragraph-rsid="000e662d"/>
    </style:style>
    <style:style style:name="P2" style:family="paragraph" style:parent-style-name="Standard">
      <style:text-properties style:font-name="Source Code Pro" fo:font-weight="bold" officeooo:rsid="000e662d" officeooo:paragraph-rsid="000e662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ource Code Pro" fo:font-weight="bold" officeooo:rsid="000e662d" officeooo:paragraph-rsid="000e662d" style:font-weight-asian="bold" style:font-weight-complex="bold"/>
    </style:style>
    <style:style style:name="P4" style:family="paragraph" style:parent-style-name="Standard">
      <style:text-properties style:font-name="Source Code Pro" fo:font-weight="bold" officeooo:rsid="000e662d" officeooo:paragraph-rsid="000f7ca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ource Code Pro" fo:font-size="14pt" fo:font-weight="bold" officeooo:rsid="000e662d" officeooo:paragraph-rsid="000e662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ource Code Pro" fo:font-size="10pt" officeooo:rsid="000e662d" officeooo:paragraph-rsid="000e662d" style:font-size-asian="10pt" style:font-size-complex="10pt"/>
    </style:style>
    <style:style style:name="P7" style:family="paragraph" style:parent-style-name="Standard">
      <style:text-properties style:font-name="Source Code Pro" fo:font-size="10pt" officeooo:rsid="000e662d" officeooo:paragraph-rsid="000f7cac" style:font-size-asian="10pt" style:font-size-complex="10pt"/>
    </style:style>
    <style:style style:name="P8" style:family="paragraph" style:parent-style-name="Standard">
      <style:text-properties style:font-name="Source Code Pro" fo:font-size="10pt" officeooo:rsid="000e662d" officeooo:paragraph-rsid="00123b17" style:font-size-asian="10pt" style:font-size-complex="10pt"/>
    </style:style>
    <style:style style:name="P9" style:family="paragraph" style:parent-style-name="Standard">
      <style:text-properties style:font-name="Source Code Pro" fo:font-size="10pt" officeooo:rsid="000ec825" officeooo:paragraph-rsid="000ec825" style:font-size-asian="10pt" style:font-size-complex="10pt"/>
    </style:style>
    <style:style style:name="P10" style:family="paragraph" style:parent-style-name="Standard" style:list-style-name="L1">
      <style:text-properties style:font-name="Source Code Pro" fo:font-size="10pt" officeooo:rsid="000ec825" officeooo:paragraph-rsid="000ec825" style:font-size-asian="10pt" style:font-size-complex="10pt"/>
    </style:style>
    <style:style style:name="P11" style:family="paragraph" style:parent-style-name="Standard" style:list-style-name="L1">
      <style:text-properties style:font-name="Source Code Pro" fo:font-size="10pt" officeooo:rsid="000ec825" officeooo:paragraph-rsid="000f7cac" style:font-size-asian="10pt" style:font-size-complex="10pt"/>
    </style:style>
    <style:style style:name="P12" style:family="paragraph" style:parent-style-name="Standard" style:list-style-name="L1">
      <style:text-properties style:font-name="Source Code Pro" fo:font-size="10pt" officeooo:rsid="000f7cac" officeooo:paragraph-rsid="000f7cac" style:font-size-asian="10pt" style:font-size-complex="10pt"/>
    </style:style>
    <style:style style:name="P13" style:family="paragraph" style:parent-style-name="Standard" style:list-style-name="L2">
      <style:text-properties style:font-name="Source Code Pro" fo:font-size="10pt" officeooo:rsid="00106f0f" officeooo:paragraph-rsid="00106f0f" style:font-size-asian="10pt" style:font-size-complex="10pt"/>
    </style:style>
    <style:style style:name="P14" style:family="paragraph" style:parent-style-name="Standard">
      <style:text-properties style:font-name="Source Code Pro" fo:font-size="10pt" fo:font-weight="bold" officeooo:rsid="000e662d" officeooo:paragraph-rsid="000e662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ource Code Pro" fo:font-size="9pt" officeooo:rsid="000e662d" officeooo:paragraph-rsid="000e662d" style:font-size-asian="9pt" style:font-size-complex="9pt"/>
    </style:style>
    <style:style style:name="P16" style:family="paragraph" style:parent-style-name="Standard">
      <style:text-properties style:font-name="Source Code Pro" fo:font-size="12pt" fo:font-weight="bold" officeooo:rsid="000e662d" officeooo:paragraph-rsid="000ec825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Source Code Pro" fo:font-size="12pt" fo:font-weight="bold" officeooo:rsid="00106f0f" officeooo:paragraph-rsid="00106f0f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Source Code Pro" fo:font-size="12pt" fo:font-weight="bold" officeooo:rsid="00106f0f" officeooo:paragraph-rsid="00123b1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Source Code Pro" fo:font-size="8pt" fo:font-weight="normal" officeooo:rsid="00123b17" officeooo:paragraph-rsid="00123b1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Source Code Pro" fo:font-size="14pt" fo:font-weight="bold" officeooo:rsid="000e662d" officeooo:paragraph-rsid="000e662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officeooo:rsid="000ec825"/>
    </style:style>
    <style:style style:name="T4" style:family="text">
      <style:text-properties officeooo:rsid="000f7cac"/>
    </style:style>
    <style:style style:name="T5" style:family="text">
      <style:text-properties officeooo:rsid="000fa58f"/>
    </style:style>
    <style:style style:name="T6" style:family="text">
      <style:text-properties officeooo:rsid="00106f0f"/>
    </style:style>
    <style:style style:name="T7" style:family="text">
      <style:text-properties officeooo:rsid="00123b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ckchip Config Files – Specs</text:p>
      <text:p text:style-name="P19">DocumentVersion: 20140427-1658</text:p>
      <text:p text:style-name="P1"/>
      <text:p text:style-name="P6">Hi - here comes the result of my research to understand the file format of the rockchip config files.</text:p>
      <text:p text:style-name="P6">In case of questions don't hesitate to ask - you'll find me here:</text:p>
      <text:p text:style-name="P6"/>
      <text:p text:style-name="P6">http://www.freaktab.com/showthread.php?12404-RockchipDumpSplit-Simplifies-the-creating-of-backups-from-rockchip-devices</text:p>
      <text:p text:style-name="P1"/>
      <text:p text:style-name="P1"><text:span text:style-name="T1">Common:</text:span></text:p>
      <text:p text:style-name="P6">Each config files consists of a header followed by one or more partition-blocks.</text:p>
      <text:p text:style-name="P6"/>
      <text:p text:style-name="P6">The older Rockchip tools (eg. 'RKAndroidTool v1.37') use ASCII to store filenames while the new tool 'AndroidTool v2.1' now uses UTF16.</text:p>
      <text:p text:style-name="P1"/>
      <text:p text:style-name="P5"/>
      <text:p text:style-name="P20">HEADER</text:p>
      <text:p text:style-name="P1"/>
      <text:p text:style-name="P2">Header ASCII:</text:p>
      <text:p text:style-name="P6">Length=24 Bytes</text:p>
      <text:p text:style-name="P6"/>
      <text:p text:style-name="P6">123456789012345678901234</text:p>
      <text:p text:style-name="P6">AAA#B#CCDEFGHI##J###KK##</text:p>
      <text:p text:style-name="P6"/>
      <text:p text:style-name="P6">Example HEX:</text:p>
      <text:p text:style-name="P15">43 46 47 00 18 00 DE 07 04 0C 13 39 18 02 00 00 18 00 00 00 38 01 00 00</text:p>
      <text:p text:style-name="P15">AA AA AA ## BB ## CC CC DD EE FF GG HH II ## ## JJ ## ## ## KK KK ## ##</text:p>
      <text:p text:style-name="P15"/>
      <text:p text:style-name="P2">Header UTF16:</text:p>
      <text:p text:style-name="P6">Length=29 Bytes</text:p>
      <text:p text:style-name="P6"/>
      <text:p text:style-name="P6">12345678901234567890123456789</text:p>
      <text:p text:style-name="P6">AAA#B#CCD###E#F#G#H#LLIJ###KK</text:p>
      <text:p text:style-name="P1"/>
      <text:p text:style-name="P6">Example HEX:</text:p>
      <text:p text:style-name="P15">43 46 47 00 1D 00 DE 07 04 00 00 00 0D 00 0C 00 12 00 20 00 7A 02 01 1D 00 00 00 62 02</text:p>
      <text:p text:style-name="P15">AA AA AA ## BB ## CC CC DD ## ## ## EE ## FF ## GG ## HH ## LL LL II JJ ## ## ## KK KK</text:p>
      <text:p text:style-name="P6"/>
      <text:p text:style-name="P6"/>
      <text:p text:style-name="P14"><text:span text:style-name="T2">Fields</text:span>:</text:p>
      <text:p text:style-name="P6">AAA = <text:span text:style-name="T7">(ASCII)Indicator – is always </text:span>'CFG'</text:p>
      <text:p text:style-name="P6">B <text:s text:c="2"/>= (BYTE) Header Length</text:p>
      <text:p text:style-name="P6">CC <text:s/>= (WORD) Date - YEAR: <text:s/>0xDE 0x07 &gt; 07DE=2014</text:p>
      <text:p text:style-name="P6">D <text:s text:c="2"/>= (BYTE) Date - MONTH: 0x04 &gt; 04</text:p>
      <text:p text:style-name="P6">E <text:s text:c="2"/>= (BYTE) Date - DAY: <text:s text:c="2"/>0x0C &gt; 12</text:p>
      <text:p text:style-name="P6">F <text:s text:c="2"/>= (BYTE) Date - HOUR: <text:s/>0x13 &gt; 19</text:p>
      <text:p text:style-name="P6">G <text:s text:c="2"/>= (BYTE) Date - MIN: <text:s text:c="2"/>0x39 &gt; 57</text:p>
      <text:p text:style-name="P6">H <text:s text:c="2"/>= (BYTE) Date - SEC: <text:s text:c="2"/>0x18 &gt; 24</text:p>
      <text:p text:style-name="P6">I <text:s text:c="2"/>= (BYTE) Nr. of partition-blocks</text:p>
      <text:p text:style-name="P6">J <text:s text:c="2"/>= (BYTE) address of first partition-block</text:p>
      <text:p text:style-name="P6">KK <text:s/>= (WORD) length of partition-block 0x38 0x01 &gt;&gt; 0x0138=312 Bytes</text:p>
      <text:p text:style-name="P6">LL <text:s/>= (WORD) Date - MSEC: <text:s/>0x7A 0x02 &gt; 027A=634 mSec</text:p>
      <text:p text:style-name="P6"/>
      <text:p text:style-name="P6"># = NULL</text:p>
      <text:p text:style-name="P6"/>
      <text:p text:style-name="P18">Additional information:</text:p>
      <text:p text:style-name="P6"/>
      <text:p text:style-name="P8">The 'Header Length' is always at the same address – it can be used to check if file is ASCII or UTF16.</text:p>
      <text:p text:style-name="P6"/>
      <text:p text:style-name="P5"/>
      <text:p text:style-name="P20">PARTITON-BLOCK</text:p>
      <text:p text:style-name="P1"/>
      <text:p text:style-name="P2">Block ASCII:</text:p>
      <text:p text:style-name="P6">Length=<text:span text:style-name="T3">312</text:span> Bytes</text:p>
      <text:p text:style-name="P6"/>
      <text:p text:style-name="P4">Block <text:span text:style-name="T4">UTF16</text:span>:</text:p>
      <text:p text:style-name="P7">Length=<text:span text:style-name="T4">610</text:span> Bytes</text:p>
      <text:p text:style-name="P6"/>
      <text:p text:style-name="P16">Basic Block Structure:</text:p>
      <text:p text:style-name="P9"/>
      <text:list xml:id="list3754148634715319613" text:style-name="L1">
        <text:list-item>
          <text:p text:style-name="P10">length of partition block (WORD)</text:p>
          <text:list>
            <text:list-item>
              <text:p text:style-name="P12">2 Bytes</text:p>
            </text:list-item>
          </text:list>
        </text:list-item>
        <text:list-item>
          <text:p text:style-name="P10">name of partition (FIXED LENGTH STRING)</text:p>
          <text:list>
            <text:list-item>
              <text:p text:style-name="P12">ASCII: 40 Characters=40 Bytes</text:p>
            </text:list-item>
            <text:list-item>
              <text:p text:style-name="P12">UTF16: <text:span text:style-name="T6">40</text:span> Characters=<text:span text:style-name="T6">8</text:span>0 Bytes</text:p>
            </text:list-item>
          </text:list>
        </text:list-item>
        <text:list-item>
          <text:p text:style-name="P10">filename of parti<text:span text:style-name="T6">ti</text:span>on-image (FIXED LENGTH STRING)</text:p>
          <text:list>
            <text:list-item>
              <text:p text:style-name="P12">ASCII: <text:span text:style-name="T5">262 Characters=262 Bytes</text:span></text:p>
            </text:list-item>
            <text:list-item>
              <text:p text:style-name="P12">UTF16: <text:span text:style-name="T6">260</text:span> Characters=<text:span text:style-name="T6">520</text:span> Bytes</text:p>
            </text:list-item>
          </text:list>
        </text:list-item>
        <text:list-item>
          <text:p text:style-name="P11">destination address on device <text:span text:style-name="T7">(LONG)</text:span></text:p>
          <text:list>
            <text:list-item>
              <text:p text:style-name="P11">4 <text:span text:style-name="T4">B</text:span>yte<text:span text:style-name="T4">s</text:span></text:p>
            </text:list-item>
          </text:list>
        </text:list-item>
        <text:list-item>
          <text:p text:style-name="P10">block enabled/disabled (BYTE)</text:p>
          <text:list>
            <text:list-item>
              <text:p text:style-name="P12">1 Byte</text:p>
            </text:list-item>
          </text:list>
        </text:list-item>
        <text:list-item>
          <text:p text:style-name="P10">3 Byte NULL</text:p>
        </text:list-item>
      </text:list>
      <text:p text:style-name="P6"/>
      <text:p text:style-name="P6"/>
      <text:p text:style-name="P17">Additional information:</text:p>
      <text:list xml:id="list4384256964890417628" text:style-name="L2">
        <text:list-item>
          <text:p text:style-name="P13">character length of 'name of partition' and 'filename of partition-image' INCLUDE the null-terminator! So effectively there's 1 character less available!</text:p>
        </text:list-item>
        <text:list-item>
          <text:p text:style-name="P13">Destination address is optional – the rockchip tools retrieve the correct destination-addresses from the parameter file.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5:37:44.887000000</meta:creation-date>
    <dc:date>2014-04-27T17:01:41.991000000</dc:date>
    <meta:editing-duration>PT5M45S</meta:editing-duration>
    <meta:editing-cycles>1</meta:editing-cycles>
    <meta:document-statistic meta:table-count="0" meta:image-count="0" meta:object-count="0" meta:page-count="3" meta:paragraph-count="61" meta:word-count="439" meta:character-count="2461" meta:non-whitespace-character-count="2066"/>
    <meta:generator>LibreOffice/4.1.5.3$Windows_x86 LibreOffice_project/1c1366bba2ba2b554cd2ca4d87c06da81c05d24</meta:generator>
  </office:meta>
</office:document-meta>
</file>